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421000000B881081EC8A17CDA3C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>
          <draw:text-box>
            <text:p>A big titl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user-transformed="true">
          <draw:text-box>
            <text:p>Titl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em 1</text:p>
                <text:list>
                  <text:list-item>
                    <text:p>Item 1a</text:p>
                  </text:list-item>
                </text:list>
              </text:list-item>
              <text:list-item>
                <text:p>Item 2</text:p>
                <text:list>
                  <text:list-item>
                    <text:p>Item 2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2-19T21:06:43.489561770</meta:creation-date>
    <meta:editing-duration>PT1M47S</meta:editing-duration>
    <meta:editing-cycles>3</meta:editing-cycles>
    <meta:generator>LibreOffice/6.3.4.2.0$Linux_X86_64 LibreOffice_project/30$Build-2</meta:generator>
    <dc:title>Blue Curve</dc:title>
    <meta:initial-creator>Hartmut Seichter</meta:initial-creator>
    <dc:date>2019-12-19T21:08:31.652822358</dc:date>
    <dc:creator>Hartmut Seichter</dc:creator>
    <meta:document-statistic meta:object-count="42"/>
  </office:meta>
</office:document-meta>
</file>